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ED00000033E9CDEBD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1269b0" draw:stroke-linejoin="miter" svg:stroke-linecap="round" draw:fill="solid" draw:fill-color="#1269b0" draw:opacity="38%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53cm" svg:stroke-color="#000000" draw:marker-end="msArrowOpenEnd_20_5" draw:marker-end-width="0.315cm" draw:marker-end-center="false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186cm" fo:min-width="1.844cm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186cm" fo:min-width="1.704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186cm" fo:min-width="2.042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186cm" fo:min-width="1.983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dash" draw:stroke-dash="Dash_20_2" svg:stroke-width="0.071cm" svg:stroke-color="#f0c486" draw:stroke-linejoin="miter" svg:stroke-linecap="round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763cm" fo:min-width="3.27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186cm" fo:min-width="1.526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186cm" fo:min-width="1.585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848cm" fo:min-width="0.48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.848cm" fo:min-width="0.48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.763cm" fo:min-width="3.308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font-family="'Times New Roman'" style:font-family-generic="roman" style:font-pitch="variable" fo:font-size="44pt" fo:language="de" fo:country="CH" fo:font-style="italic" style:font-family-asian="'Times New Roman'" style:font-family-generic-asian="roman" style:font-pitch-asian="variable" style:font-size-asian="44pt" style:language-asian="de" style:country-asian="CH" style:font-style-asian="italic" style:font-family-complex="'Times New Roman'" style:font-family-generic-complex="roman" style:font-pitch-complex="variable" style:font-size-complex="44pt" style:language-complex="de" style:country-complex="CH" style:font-style-complex="italic"/>
    </style:style>
    <style:style style:name="T2" style:family="text">
      <style:text-properties fo:font-family="'Times New Roman'" style:font-family-generic="roman" style:font-pitch="variable" fo:language="de" fo:country="CH" fo:font-style="italic" style:font-family-asian="'Times New Roman'" style:font-family-generic-asian="roman" style:font-pitch-asian="variable" style:language-asian="de" style:country-asian="CH" style:font-style-asian="italic" style:font-family-complex="'Times New Roman'" style:font-family-generic-complex="roman" style:font-pitch-complex="variable" style:language-complex="de" style:country-complex="CH" style:font-style-complex="italic"/>
    </style:style>
    <style:style style:name="T3" style:family="text">
      <style:text-properties fo:font-family="'Times New Roman'" style:font-family-generic="roman" style:font-pitch="variable" fo:font-size="28pt" fo:language="de" fo:country="CH" fo:font-style="italic" style:font-family-asian="'Times New Roman'" style:font-family-generic-asian="roman" style:font-pitch-asian="variable" style:font-size-asian="28pt" style:language-asian="de" style:country-asian="CH" style:font-style-asian="italic" style:font-family-complex="'Times New Roman'" style:font-family-generic-complex="roman" style:font-pitch-complex="variable" style:font-size-complex="28pt" style:language-complex="de" style:country-complex="CH" style:font-style-complex="italic"/>
    </style:style>
    <style:style style:name="T4" style:family="text">
      <style:text-properties fo:font-family="'Times New Roman'" style:font-family-generic="roman" style:font-pitch="variable" fo:font-size="18pt" fo:language="de" fo:country="CH" fo:font-style="italic" style:font-family-asian="'Times New Roman'" style:font-family-generic-asian="roman" style:font-pitch-asian="variable" style:font-size-asian="18pt" style:language-asian="de" style:country-asian="CH" style:font-style-asian="italic" style:font-family-complex="'Times New Roman'" style:font-family-generic-complex="roman" style:font-pitch-complex="variable" style:font-size-complex="18pt" style:language-complex="de" style:country-complex="CH" style:font-style-complex="italic"/>
    </style:style>
    <style:style style:name="T5" style:family="text">
      <style:text-properties fo:color="#e8a749" fo:language="de" fo:country="CH" style:language-asian="de" style:country-asian="CH" style:language-complex="de" style:country-complex="CH"/>
    </style:style>
    <style:style style:name="T6" style:family="text">
      <style:text-properties fo:font-family="'Times New Roman'" style:font-family-generic="roman" style:font-pitch="variable" fo:font-size="20pt" fo:language="de" fo:country="CH" fo:font-style="italic" style:font-family-asian="'Times New Roman'" style:font-family-generic-asian="roman" style:font-pitch-asian="variable" style:font-size-asian="20pt" style:language-asian="de" style:country-asian="CH" style:font-style-asian="italic" style:font-family-complex="'Times New Roman'" style:font-family-generic-complex="roman" style:font-pitch-complex="variable" style:font-size-complex="20pt" style:language-complex="de" style:country-complex="CH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e8a74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6" draw:style-name="gr1" draw:text-style-name="P2" xml:id="id1" draw:id="id1" draw:layer="layout" svg:width="7.466cm" svg:height="2.822cm" svg:x="9.114cm" svg:y="7.284cm">
          <text:list text:style-name="L1">
            <text:list-header>
              <text:p text:style-name="P1"><text:span text:style-name="T1">G</text:span><text:span text:style-name="T2">FB</text:span><text:span text:style-name="T1">(z)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22" draw:style-name="gr2" draw:text-style-name="P3" draw:layer="layout" draw:type="line" svg:x1="26.034cm" svg:y1="8.694cm" svg:x2="16.58cm" svg:y2="8.695cm" draw:end-shape="id1" draw:end-glue-point="1" svg:d="m26034 8694-9454 1">
          <text:p/>
        </draw:connector>
        <draw:connector draw:name="Straight Arrow Connector 26" draw:style-name="gr2" draw:text-style-name="P3" draw:layer="layout" draw:type="line" svg:x1="9.114cm" svg:y1="8.695cm" svg:x2="4.257cm" svg:y2="8.696cm" draw:start-shape="id1" draw:start-glue-point="3" svg:d="m9114 8695-4857 1">
          <text:p/>
        </draw:connector>
        <draw:connector draw:name="Straight Arrow Connector 28" draw:style-name="gr2" draw:text-style-name="P3" draw:layer="layout" draw:type="line" svg:x1="6.494cm" svg:y1="6.229cm" svg:x2="6.496cm" svg:y2="8.695cm" svg:d="m6494 6229 2 2466">
          <text:p/>
        </draw:connector>
        <draw:connector draw:name="Straight Arrow Connector 30" draw:style-name="gr2" draw:text-style-name="P3" draw:layer="layout" draw:type="line" svg:x1="18.929cm" svg:y1="8.694cm" svg:x2="18.931cm" svg:y2="13.492cm" svg:d="m18929 8694 2 4798">
          <text:p/>
        </draw:connector>
        <draw:connector draw:name="Straight Arrow Connector 32" draw:style-name="gr2" draw:text-style-name="P3" draw:layer="layout" draw:type="line" svg:x1="20.962cm" svg:y1="11.825cm" svg:x2="18.928cm" svg:y2="11.827cm" svg:d="m20962 11825-2034 2">
          <text:p/>
        </draw:connector>
        <draw:custom-shape draw:name="TextBox 33" draw:style-name="gr3" draw:text-style-name="P5" draw:layer="layout" svg:width="2.344cm" svg:height="1.446cm" svg:x="5.428cm" svg:y="4.779cm">
          <text:list text:style-name="L1">
            <text:list-header>
              <text:p text:style-name="P4"><text:span text:style-name="T3">e</text:span><text:span text:style-name="T4">o</text:span><text:span text:style-name="T3">(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4" draw:style-name="gr4" draw:text-style-name="P5" draw:layer="layout" svg:width="2.204cm" svg:height="1.446cm" svg:x="21.025cm" svg:y="11.098cm">
          <text:list text:style-name="L1">
            <text:list-header>
              <text:p text:style-name="P4"><text:span text:style-name="T3">e</text:span><text:span text:style-name="T4">i</text:span><text:span text:style-name="T3">(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5" draw:style-name="gr5" draw:text-style-name="P5" draw:layer="layout" svg:width="2.542cm" svg:height="1.446cm" svg:x="17.647cm" svg:y="13.135cm">
          <text:list text:style-name="L1">
            <text:list-header>
              <text:p text:style-name="P4"><text:span text:style-name="T3">u</text:span><text:span text:style-name="T4">m</text:span><text:span text:style-name="T3">(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6" draw:style-name="gr6" draw:text-style-name="P5" draw:layer="layout" svg:width="2.483cm" svg:height="1.446cm" svg:x="1.679cm" svg:y="7.848cm">
          <text:list text:style-name="L1">
            <text:list-header>
              <text:p text:style-name="P4"><text:span text:style-name="T3">y</text:span><text:span text:style-name="T4">m</text:span><text:span text:style-name="T3">(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9" draw:style-name="gr7" draw:text-style-name="P2" draw:layer="layout" svg:width="6.218cm" svg:height="6.707cm" svg:x="17.576cm" svg:y="5.846cm">
          <text:p/>
          <draw:enhanced-geometry svg:viewBox="0 0 21600 21600" draw:type="rectangle" draw:enhanced-path="M 0 0 L 21600 0 21600 21600 0 21600 0 0 Z N"/>
        </draw:custom-shape>
        <draw:custom-shape draw:name="TextBox 41" draw:style-name="gr8" draw:text-style-name="P7" draw:layer="layout" svg:width="3.77cm" svg:height="1.023cm" svg:x="18.291cm" svg:y="4.779cm">
          <text:list text:style-name="L2">
            <text:list-header>
              <text:p text:style-name="P6"><text:span text:style-name="T5">Headpho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2" draw:style-name="gr9" draw:text-style-name="P5" draw:layer="layout" svg:width="2.026cm" svg:height="1.446cm" svg:x="6.817cm" svg:y="7.363cm">
          <text:list text:style-name="L1">
            <text:list-header>
              <text:p text:style-name="P4"><text:span text:style-name="T3">y(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3" draw:style-name="gr10" draw:text-style-name="P5" draw:layer="layout" svg:width="2.085cm" svg:height="1.446cm" svg:x="24.001cm" svg:y="7.09cm">
          <text:list text:style-name="L1">
            <text:list-header>
              <text:p text:style-name="P4"><text:span text:style-name="T3">u(k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1" draw:text-style-name="P5" draw:layer="layout" svg:width="0.98cm" svg:height="1.108cm" svg:x="18.93cm" svg:y="10.772cm">
          <text:list text:style-name="L1">
            <text:list-header>
              <text:p text:style-name="P4"><text:span text:style-name="T6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2" draw:text-style-name="P5" draw:layer="layout" svg:width="0.98cm" svg:height="1.108cm" svg:x="5.428cm" svg:y="7.813cm">
          <text:list text:style-name="L1">
            <text:list-header>
              <text:p text:style-name="P4"><text:span text:style-name="T6">+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6" draw:style-name="gr7" draw:text-style-name="P2" draw:layer="layout" svg:width="6.217cm" svg:height="6.703cm" svg:x="5.3cm" svg:y="4.88cm">
          <text:p/>
          <draw:enhanced-geometry svg:viewBox="0 0 21600 21600" draw:type="rectangle" draw:enhanced-path="M 0 0 L 21600 0 21600 21600 0 21600 0 0 Z N"/>
        </draw:custom-shape>
        <draw:custom-shape draw:name="TextBox 47" draw:style-name="gr13" draw:text-style-name="P7" draw:layer="layout" svg:width="3.808cm" svg:height="1.023cm" svg:x="6.019cm" svg:y="3.813cm">
          <text:list text:style-name="L2">
            <text:list-header>
              <text:p text:style-name="P6"><text:span text:style-name="T5">Microphon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4" draw:text-style-name="P3" draw:layer="layout" svg:width="9.671cm" svg:height="1.001cm" svg:x="2.548cm" svg:y="14.127cm">
          <draw:image xlink:href="Pictures/10000201000001ED00000033E9CDEBD6.png" xlink:type="simple" xlink:show="embed" xlink:actuate="onLoad">
            <text:p/>
          </draw:image>
          <svg:desc>M:\Semester Thesis\Presentation\CodeCogsEqn2.png</svg:desc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315 315" svg:d="m158 0 157 287-47 28-110-202-111 202-47-28z"/>
    <draw:stroke-dash draw:name="Dash_20_2" draw:display-name="Dash 2" draw:style="rect" draw:dots2="1" draw:dots2-length="0.282cm" draw:distance="0.21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 Heusser</meta:initial-creator>
    <meta:creation-date>2014-03-12T14:34:12.90</meta:creation-date>
    <meta:editing-duration>PT5M49S</meta:editing-duration>
    <meta:editing-cycles>2</meta:editing-cycles>
    <dc:date>2014-03-12T16:25:56.04</dc:date>
    <dc:creator>Michel Heusser</dc:creator>
    <meta:document-statistic meta:object-count="42"/>
    <meta:generator>OpenOffice/4.0.1$Win32 OpenOffice.org_project/401m5$Build-9714</meta:generator>
  </office:meta>
</office:document-meta>
</file>